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1" svg:font-family="'Noto Sans'" style:font-family-generic="swiss"/>
    <style:font-face style:name="Noto Sans CJK JP Regular" svg:font-family="'Noto Sans CJK JP Regular'" style:font-family-generic="swiss"/>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5in" style:rel-width="100%" fo:margin-left="-0.0785in" fo:margin-top="0in" fo:margin-bottom="0in" table:align="left" style:writing-mode="lr-tb"/>
    </style:style>
    <style:style style:name="Table8.A" style:family="table-column">
      <style:table-column-properties style:column-width="2.5in" style:rel-column-width="25204*"/>
    </style:style>
    <style:style style:name="Table8.B" style:family="table-column">
      <style:table-column-properties style:column-width="2.5in" style:rel-column-width="25205*"/>
    </style:style>
    <style:style style:name="Table8.C" style:family="table-column">
      <style:table-column-properties style:column-width="1.5in" style:rel-column-width="15126*"/>
    </style:style>
    <style:style style:name="Table8.1" style:family="table-row">
      <style:table-row-properties fo:keep-together="auto"/>
    </style:style>
    <style:style style:name="Table8.A1" style:family="table-cell">
      <style:table-cell-properties style:vertical-align="bottom" fo:background-color="#deeaf6" fo:padding-left="0.0785in" fo:padding-right="0.075in" fo:padding-top="0in" fo:padding-bottom="0in" fo:border="0.5pt solid #5b9bd5">
        <style:background-image/>
      </style:table-cell-properties>
    </style:style>
    <style:style style:name="Table8.A2" style:family="table-cell">
      <style:table-cell-properties fo:padding-left="0.0785in" fo:padding-right="0.075in" fo:padding-top="0in" fo:padding-bottom="0in" fo:border="0.5pt solid #5b9bd5"/>
    </style:style>
    <style:style style:name="Table8.B2" style:family="table-cell">
      <style:table-cell-properties fo:padding-left="0.0785in" fo:padding-right="0.075in" fo:padding-top="0in" fo:padding-bottom="0in" fo:border="0.5pt solid #5b9bd5"/>
    </style:style>
    <style:style style:name="Table8.C2" style:family="table-cell">
      <style:table-cell-properties fo:padding-left="0.0785in" fo:padding-right="0.075in" fo:padding-top="0in" fo:padding-bottom="0in" fo:border="0.5pt solid #5b9bd5"/>
    </style:style>
    <style:style style:name="Table8.A3" style:family="table-cell">
      <style:table-cell-properties fo:padding-left="0.0785in" fo:padding-right="0.075in" fo:padding-top="0in" fo:padding-bottom="0in" fo:border="0.5pt solid #5b9bd5"/>
    </style:style>
    <style:style style:name="Table8.B3" style:family="table-cell">
      <style:table-cell-properties fo:padding-left="0.0785in" fo:padding-right="0.075in" fo:padding-top="0in" fo:padding-bottom="0in" fo:border="0.5pt solid #5b9bd5"/>
    </style:style>
    <style:style style:name="Table8.C3" style:family="table-cell">
      <style:table-cell-properties fo:padding-left="0.0785in" fo:padding-right="0.075in" fo:padding-top="0in" fo:padding-bottom="0in" fo:border="0.5pt solid #5b9bd5"/>
    </style:style>
    <style:style style:name="Table8.A4" style:family="table-cell">
      <style:table-cell-properties fo:padding-left="0.0785in" fo:padding-right="0.075in" fo:padding-top="0in" fo:padding-bottom="0in" fo:border="0.5pt solid #5b9bd5"/>
    </style:style>
    <style:style style:name="Table8.B4" style:family="table-cell">
      <style:table-cell-properties fo:padding-left="0.0785in" fo:padding-right="0.075in" fo:padding-top="0in" fo:padding-bottom="0in" fo:border="0.5pt solid #5b9bd5"/>
    </style:style>
    <style:style style:name="Table8.C4" style:family="table-cell">
      <style:table-cell-properties fo:padding-left="0.0785in" fo:padding-right="0.075in" fo:padding-top="0in" fo:padding-bottom="0in" fo:border="0.5pt solid #5b9bd5"/>
    </style:style>
    <style:style style:name="Table9" style:family="table">
      <style:table-properties style:width="6.5in" style:rel-width="100%" fo:margin-left="0in" fo:margin-top="0in" fo:margin-bottom="0in" table:align="left" style:writing-mode="lr-tb"/>
    </style:style>
    <style:style style:name="Table9.A" style:family="table-column">
      <style:table-column-properties style:column-width="0.8313in" style:rel-column-width="8381*"/>
    </style:style>
    <style:style style:name="Table9.B" style:family="table-column">
      <style:table-column-properties style:column-width="1.35in" style:rel-column-width="13612*"/>
    </style:style>
    <style:style style:name="Table9.C" style:family="table-column">
      <style:table-column-properties style:column-width="0.1215in" style:rel-column-width="1226*"/>
    </style:style>
    <style:style style:name="Table9.D" style:family="table-column">
      <style:table-column-properties style:column-width="0.7479in" style:rel-column-width="7543*"/>
    </style:style>
    <style:style style:name="Table9.E" style:family="table-column">
      <style:table-column-properties style:column-width="0.3993in" style:rel-column-width="4023*"/>
    </style:style>
    <style:style style:name="Table9.F" style:family="table-column">
      <style:table-column-properties style:column-width="0.8319in" style:rel-column-width="8389*"/>
    </style:style>
    <style:style style:name="Table9.G" style:family="table-column">
      <style:table-column-properties style:column-width="1.3493in" style:rel-column-width="13605*"/>
    </style:style>
    <style:style style:name="Table9.H" style:family="table-column">
      <style:table-column-properties style:column-width="0.1208in" style:rel-column-width="1219*"/>
    </style:style>
    <style:style style:name="Table9.I" style:family="table-column">
      <style:table-column-properties style:column-width="0.7472in" style:rel-column-width="7531*"/>
    </style:style>
    <style:style style:name="Table9.1" style:family="table-row">
      <style:table-row-properties style:min-row-height="0.75in" fo:keep-together="auto"/>
    </style:style>
    <style:style style:name="Table9.A1" style:family="table-cell">
      <style:table-cell-properties style:vertical-align="bottom" fo:padding="0in" fo:border-left="none" fo:border-right="none" fo:border-top="none" fo:border-bottom="1pt solid #404040"/>
    </style:style>
    <style:style style:name="Table9.C1" style:family="table-cell">
      <style:table-cell-properties style:vertical-align="bottom" fo:padding="0in" fo:border="none"/>
    </style:style>
    <style:style style:name="Table9.2" style:family="table-row">
      <style:table-row-properties fo:keep-together="auto"/>
    </style:style>
    <style:style style:name="Table9.A2" style:family="table-cell">
      <style:table-cell-properties fo:padding="0in" fo:border-left="none" fo:border-right="none" fo:border-top="1pt solid #404040" fo:border-bottom="none"/>
    </style:style>
    <style:style style:name="Table9.B2" style:family="table-cell">
      <style:table-cell-properties fo:padding="0in" fo:border-left="none" fo:border-right="none" fo:border-top="1pt solid #404040" fo:border-bottom="none"/>
    </style:style>
    <style:style style:name="Table9.C2" style:family="table-cell">
      <style:table-cell-properties fo:padding="0in" fo:border="none"/>
    </style:style>
    <style:style style:name="Table9.D2" style:family="table-cell">
      <style:table-cell-properties fo:padding="0in" fo:border-left="none" fo:border-right="none" fo:border-top="1pt solid #404040" fo:border-bottom="none"/>
    </style:style>
    <style:style style:name="Table9.E2" style:family="table-cell">
      <style:table-cell-properties fo:padding="0in" fo:border="none"/>
    </style:style>
    <style:style style:name="Table9.F2" style:family="table-cell">
      <style:table-cell-properties fo:padding="0in" fo:border-left="none" fo:border-right="none" fo:border-top="1pt solid #404040" fo:border-bottom="none"/>
    </style:style>
    <style:style style:name="Table9.G2" style:family="table-cell">
      <style:table-cell-properties fo:padding="0in" fo:border-left="none" fo:border-right="none" fo:border-top="1pt solid #404040" fo:border-bottom="none"/>
    </style:style>
    <style:style style:name="Table9.H2" style:family="table-cell">
      <style:table-cell-properties fo:padding="0in" fo:border="none"/>
    </style:style>
    <style:style style:name="Table9.I2" style:family="table-cell">
      <style:table-cell-properties fo:padding="0in" fo:border-left="none" fo:border-right="none" fo:border-top="1pt solid #404040" fo:border-bottom="none"/>
    </style:style>
    <style:style style:name="StringMatchingAlgorithmsAndTheirTimes" style:family="table">
      <style:table-properties style:width="3.3in" table:align="center" style:writing-mode="lr-tb"/>
    </style:style>
    <style:style style:name="StringMatchingAlgorithmsAndTheirTimes.A" style:family="table-column">
      <style:table-column-properties style:column-width="1.5028in"/>
    </style:style>
    <style:style style:name="StringMatchingAlgorithmsAndTheirTimes.B" style:family="table-column">
      <style:table-column-properties style:column-width="0.8917in"/>
    </style:style>
    <style:style style:name="StringMatchingAlgorithmsAndTheirTimes.C" style:family="table-column">
      <style:table-column-properties style:column-width="0.9056in"/>
    </style:style>
    <style:style style:name="StringMatchingAlgorithmsAndTheirTimes.A1" style:family="table-cell">
      <style:table-cell-properties fo:padding="0.0382in" fo:border-left="0.05pt solid #000000" fo:border-right="none" fo:border-top="0.05pt solid #000000" fo:border-bottom="0.05pt solid #000000"/>
    </style:style>
    <style:style style:name="StringMatchingAlgorithmsAndTheirTimes.C1" style:family="table-cell">
      <style:table-cell-properties fo:padding="0.0382in" fo:border="0.05pt solid #000000"/>
    </style:style>
    <style:style style:name="StringMatchingAlgorithmsAndTheirTimes.A2" style:family="table-cell">
      <style:table-cell-properties fo:padding="0.0382in" fo:border-left="0.05pt solid #000000" fo:border-right="none" fo:border-top="none" fo:border-bottom="0.05pt solid #000000"/>
    </style:style>
    <style:style style:name="StringMatchingAlgorithmsAndTheirTim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b834" officeooo:paragraph-rsid="001eb834"/>
    </style:style>
    <style:style style:name="P2" style:family="paragraph" style:parent-style-name="Standard">
      <style:text-properties officeooo:paragraph-rsid="00200736"/>
    </style:style>
    <style:style style:name="P3" style:family="paragraph" style:parent-style-name="Standard">
      <style:text-properties officeooo:rsid="00200736" officeooo:paragraph-rsid="00200736"/>
    </style:style>
    <style:style style:name="P4" style:family="paragraph" style:parent-style-name="Standard">
      <style:text-properties officeooo:paragraph-rsid="0021c0a6"/>
    </style:style>
    <style:style style:name="P5" style:family="paragraph" style:parent-style-name="Standard">
      <style:text-properties officeooo:rsid="0021c0a6" officeooo:paragraph-rsid="0021c0a6"/>
    </style:style>
    <style:style style:name="P6" style:family="paragraph" style:parent-style-name="Standard">
      <style:paragraph-properties fo:margin-top="0.0835in" fo:margin-bottom="0.0835in" loext:contextual-spacing="false" fo:line-height="100%" fo:keep-with-next="always"/>
      <style:text-properties fo:font-weight="bold" style:font-weight-asian="bold"/>
    </style:style>
    <style:style style:name="P7" style:family="paragraph" style:parent-style-name="Standard">
      <style:paragraph-properties fo:margin-top="0.0835in" fo:margin-bottom="0.0835in" loext:contextual-spacing="false" fo:line-height="100%"/>
    </style:style>
    <style:style style:name="P8" style:family="paragraph" style:parent-style-name="Text_20_body">
      <style:paragraph-properties fo:margin-left="0.5in" fo:margin-right="0in" fo:text-indent="0in" style:auto-text-indent="false"/>
      <style:text-properties officeooo:rsid="002788f5" officeooo:paragraph-rsid="002788f5"/>
    </style:style>
    <style:style style:name="P9" style:family="paragraph" style:parent-style-name="Text_20_body">
      <style:paragraph-properties fo:margin-left="0.5in" fo:margin-right="0in" fo:text-indent="0in" style:auto-text-indent="false"/>
      <style:text-properties officeooo:rsid="002762a6" officeooo:paragraph-rsid="002762a6"/>
    </style:style>
    <style:style style:name="P10" style:family="paragraph" style:parent-style-name="Text_20_body">
      <style:paragraph-properties fo:margin-left="0.5in" fo:margin-right="0in" fo:text-indent="0in" style:auto-text-indent="false"/>
      <style:text-properties officeooo:rsid="002556a0" officeooo:paragraph-rsid="002556a0"/>
    </style:style>
    <style:style style:name="P11" style:family="paragraph" style:parent-style-name="Text_20_body">
      <style:paragraph-properties fo:margin-left="0.5in" fo:margin-right="0in" fo:text-indent="0in" style:auto-text-indent="false"/>
      <style:text-properties officeooo:rsid="002f0e6b" officeooo:paragraph-rsid="002f0e6b"/>
    </style:style>
    <style:style style:name="P12" style:family="paragraph" style:parent-style-name="Text_20_body">
      <style:paragraph-properties fo:margin-left="0.5in" fo:margin-right="0in" fo:text-indent="0in" style:auto-text-indent="false"/>
      <style:text-properties officeooo:rsid="002cc2c2" officeooo:paragraph-rsid="002cc2c2"/>
    </style:style>
    <style:style style:name="P13" style:family="paragraph" style:parent-style-name="Standard" style:list-style-name="L1">
      <style:text-properties officeooo:rsid="001eb834" officeooo:paragraph-rsid="001eb834"/>
    </style:style>
    <style:style style:name="P14" style:family="paragraph" style:parent-style-name="Text_20_body">
      <style:paragraph-properties fo:margin-left="0.5in" fo:margin-right="0in" fo:text-indent="0in" style:auto-text-indent="false"/>
      <style:text-properties officeooo:rsid="002a6b38" officeooo:paragraph-rsid="0028d2b6"/>
    </style:style>
    <style:style style:name="P15" style:family="paragraph" style:parent-style-name="Text_20_body" style:list-style-name="L3">
      <style:text-properties officeooo:rsid="002788f5" officeooo:paragraph-rsid="002788f5"/>
    </style:style>
    <style:style style:name="P16" style:family="paragraph" style:parent-style-name="Text_20_body" style:list-style-name="L3">
      <style:paragraph-properties>
        <style:tab-stops>
          <style:tab-stop style:position="2.3646in"/>
        </style:tab-stops>
      </style:paragraph-properties>
      <style:text-properties officeooo:rsid="00329246" officeooo:paragraph-rsid="00329246"/>
    </style:style>
    <style:style style:name="P17" style:family="paragraph" style:parent-style-name="Text_20_body" style:list-style-name="L3">
      <style:paragraph-properties>
        <style:tab-stops>
          <style:tab-stop style:position="2.3646in"/>
        </style:tab-stops>
      </style:paragraph-properties>
      <style:text-properties officeooo:rsid="0033b9d6" officeooo:paragraph-rsid="0033b9d6"/>
    </style:style>
    <style:style style:name="P18" style:family="paragraph" style:parent-style-name="Text_20_body" style:list-style-name="L3">
      <style:paragraph-properties>
        <style:tab-stops>
          <style:tab-stop style:position="2.3646in"/>
        </style:tab-stops>
      </style:paragraph-properties>
      <style:text-properties officeooo:rsid="0034841a" officeooo:paragraph-rsid="0034841a"/>
    </style:style>
    <style:style style:name="P19" style:family="paragraph" style:parent-style-name="Text_20_body">
      <style:paragraph-properties fo:margin-left="0.5in" fo:margin-right="0in" fo:text-indent="0in" style:auto-text-indent="false"/>
      <style:text-properties officeooo:rsid="00311174" officeooo:paragraph-rsid="00311174"/>
    </style:style>
    <style:style style:name="P20" style:family="paragraph" style:parent-style-name="Text_20_body">
      <style:paragraph-properties fo:margin-left="0.5in" fo:margin-right="0in" fo:text-indent="0in" style:auto-text-indent="false"/>
      <style:text-properties officeooo:rsid="00311174" officeooo:paragraph-rsid="0034841a"/>
    </style:style>
    <style:style style:name="P21" style:family="paragraph" style:parent-style-name="Title" style:master-page-name="Standard">
      <style:paragraph-properties style:page-number="auto"/>
    </style:style>
    <style:style style:name="P22" style:family="paragraph" style:parent-style-name="Heading_20_2" style:list-style-name="WWNum4"/>
    <style:style style:name="P23" style:family="paragraph" style:parent-style-name="List_20_Bullet" style:list-style-name="WWNum2">
      <style:text-properties officeooo:rsid="00200736" officeooo:paragraph-rsid="00200736"/>
    </style:style>
    <style:style style:name="P24" style:family="paragraph" style:parent-style-name="Table_20_Contents">
      <style:paragraph-properties fo:margin-left="0in" fo:margin-right="0in" fo:text-align="start" style:justify-single-word="false" fo:text-indent="0in" style:auto-text-indent="false"/>
      <style:text-properties officeooo:rsid="00311174" officeooo:paragraph-rsid="00311174"/>
    </style:style>
    <style:style style:name="P25" style:family="paragraph" style:parent-style-name="Table_20_Contents">
      <style:paragraph-properties fo:margin-left="0in" fo:margin-right="0in" fo:text-align="center" style:justify-single-word="false" fo:text-indent="0in" style:auto-text-indent="false"/>
      <style:text-properties officeooo:rsid="00311174" officeooo:paragraph-rsid="00311174"/>
    </style:style>
    <style:style style:name="P26" style:family="paragraph" style:parent-style-name="Table_20_Contents">
      <style:paragraph-properties fo:margin-left="0in" fo:margin-right="0in" fo:text-indent="0in" style:auto-text-indent="false"/>
      <style:text-properties officeooo:rsid="00311174" officeooo:paragraph-rsid="00311174"/>
    </style:style>
    <style:style style:name="P27" style:family="paragraph" style:parent-style-name="Table_20_Contents">
      <style:paragraph-properties fo:margin-left="0in" fo:margin-right="0in" fo:text-align="center" style:justify-single-word="false" fo:text-indent="0in" style:auto-text-indent="false">
        <style:tab-stops/>
      </style:paragraph-properties>
      <style:text-properties fo:font-style="italic" officeooo:rsid="00311174" officeooo:paragraph-rsid="00311174" style:font-style-asian="italic" style:font-style-complex="italic"/>
    </style:style>
    <style:style style:name="P28" style:family="paragraph" style:parent-style-name="Table_20_Contents">
      <style:paragraph-properties fo:margin-left="0in" fo:margin-right="0in" fo:text-align="center" style:justify-single-word="false" fo:text-indent="0in" style:auto-text-indent="false"/>
      <style:text-properties fo:font-style="italic" officeooo:rsid="00311174" officeooo:paragraph-rsid="00311174" style:font-style-asian="italic" style:font-style-complex="italic"/>
    </style:style>
    <style:style style:name="P29" style:family="paragraph" style:parent-style-name="Heading_20_3" style:list-style-name="L2">
      <style:text-properties officeooo:rsid="002556a0" officeooo:paragraph-rsid="002556a0"/>
    </style:style>
    <style:style style:name="P30" style:family="paragraph" style:parent-style-name="Heading_20_3" style:list-style-name="L2">
      <style:text-properties officeooo:rsid="002cc2c2" officeooo:paragraph-rsid="002cc2c2"/>
    </style:style>
    <style:style style:name="P31" style:family="paragraph" style:parent-style-name="Heading_20_3" style:list-style-name="L2">
      <style:text-properties officeooo:rsid="002f4575" officeooo:paragraph-rsid="002f4575"/>
    </style:style>
    <style:style style:name="P32" style:family="paragraph">
      <loext:graphic-properties draw:fill="none"/>
      <style:paragraph-properties fo:text-align="start"/>
      <style:text-properties fo:color="#000000" fo:font-size="18pt"/>
    </style:style>
    <style:style style:name="T1" style:family="text">
      <style:text-properties officeooo:rsid="001eb834"/>
    </style:style>
    <style:style style:name="T2" style:family="text">
      <style:text-properties officeooo:rsid="00200736"/>
    </style:style>
    <style:style style:name="T3" style:family="text">
      <style:text-properties officeooo:rsid="0021c0a6"/>
    </style:style>
    <style:style style:name="T4" style:family="text">
      <style:text-properties officeooo:rsid="002345e3"/>
    </style:style>
    <style:style style:name="T5" style:family="text">
      <style:text-properties officeooo:rsid="00249066"/>
    </style:style>
    <style:style style:name="T6" style:family="text">
      <style:text-properties officeooo:rsid="00258243"/>
    </style:style>
    <style:style style:name="T7" style:family="text">
      <style:text-properties style:text-position="super 58%"/>
    </style:style>
    <style:style style:name="T8" style:family="text">
      <style:text-properties style:text-position="super 58%" officeooo:rsid="00258243"/>
    </style:style>
    <style:style style:name="T9" style:family="text">
      <style:text-properties style:text-position="super 58%" officeooo:rsid="00329246"/>
    </style:style>
    <style:style style:name="T10" style:family="text">
      <style:text-properties style:text-position="super 58%" officeooo:rsid="0033b9d6"/>
    </style:style>
    <style:style style:name="T11" style:family="text">
      <style:text-properties style:text-position="super 58%" officeooo:rsid="0034841a"/>
    </style:style>
    <style:style style:name="T12" style:family="text">
      <style:text-properties officeooo:rsid="002788f5"/>
    </style:style>
    <style:style style:name="T13" style:family="text">
      <style:text-properties officeooo:rsid="002b2fb3"/>
    </style:style>
    <style:style style:name="T14" style:family="text">
      <style:text-properties officeooo:rsid="002c2f76"/>
    </style:style>
    <style:style style:name="T15" style:family="text">
      <style:text-properties officeooo:rsid="002d9857"/>
    </style:style>
    <style:style style:name="T16" style:family="text">
      <style:text-properties officeooo:rsid="002ddd32"/>
    </style:style>
    <style:style style:name="T17" style:family="text">
      <style:text-properties style:text-position="0% 100%" officeooo:rsid="0033b9d6"/>
    </style:style>
    <style:style style:name="T18" style:family="text">
      <style:text-properties style:text-position="0% 100%" officeooo:rsid="0034841a"/>
    </style:style>
    <style:style style:name="T19" style:family="text">
      <style:text-properties style:font-name="Noto Sans CJK JP Regular"/>
    </style:style>
    <style:style style:name="T20" style:family="text">
      <style:text-properties style:font-name="Arial"/>
    </style:style>
    <style:style style:name="T21" style:family="text">
      <style:text-properties officeooo:rsid="00329246"/>
    </style:style>
    <style:style style:name="T22" style:family="text">
      <style:text-properties officeooo:rsid="0033b9d6"/>
    </style:style>
    <style:style style:name="T23" style:family="text">
      <style:text-properties officeooo:rsid="003484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1252in" fo:margin-right="0.1291in" fo:margin-top="0in" fo:margin-bottom="0.0126in" style:run-through="background" style:wrap="run-through" style:number-wrapped-paragraphs="no-limit" style:vertical-pos="from-top" style:vertical-rel="paragraph" style:horizontal-pos="right" style:horizontal-rel="page-start-margin"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hristopher foley</text:p>
      <text:p text:style-name="Title">Z15092976<text:line-break/>Project <text:span text:style-name="T1">PROPOSAL<text:tab/></text:span></text:p>
      <text:p text:style-name="Subtitle"><text:date style:data-style-name="N37" text:date-value="2017-03-21T23:06:01.105941119" text:fixed="true">03/21/17</text:date></text:p>
      <text:h text:style-name="Heading_20_1" text:outline-level="1">Overview</text:h>
      <text:list xml:id="list485655428" text:style-name="WWNum4">
        <text:list-item>
          <text:h text:style-name="P22" text:outline-level="1">Project Background and Description</text:h>
        </text:list-item>
      </text:list>
      <text:p text:style-name="Standard">Substring matching is a critical part of modern design. <text:s/>Documents and text readers need to be searched for specific values. <text:s/>Network devices deliver their results in a text based format.</text:p>
      <text:list xml:id="list232806436411082" text:continue-numbering="true" text:style-name="WWNum4">
        <text:list-item>
          <text:h text:style-name="P22" text:outline-level="1">Project Scope</text:h>
        </text:list-item>
      </text:list>
      <text:p text:style-name="P2">This project will investigate algorithms for substring matching in string buffers of varying size. <text:s/><text:span text:style-name="T2">Contents of the string buffer </text:span>will be restricted to random printable ASCII characters. <text:s/>Search strings will be created and average search time calculated. <text:s/><text:span text:style-name="T2">To force worst case scenario, the search string will contain a non printing character which will not match the buffer. <text:s/>Tests will be performed numerous times on each generated buffer and the worst case search time and buffer size will be written to standard output.</text:span></text:p>
      <text:p text:style-name="P1">The goal of the project will be to compare substring matching times of two and possibly three algorithms:</text:p>
      <text:list xml:id="list2783865734" text:style-name="L1">
        <text:list-item>
          <text:p text:style-name="P13">naive matching </text:p>
        </text:list-item>
        <text:list-item>
          <text:p text:style-name="P13">Rabin-Karp</text:p>
        </text:list-item>
        <text:list-item>
          <text:p text:style-name="P13">Knuth-Morris-Pratt</text:p>
        </text:list-item>
      </text:list>
      <text:p text:style-name="P1">Data will be collected concerning pre processing and string matching times for randomly determined matching and non matching strings. <text:s/><text:span text:style-name="T2">The buffer size will be the independent variable and the search times will be compared.</text:span></text:p>
      <text:list xml:id="list232806644459965" text:continue-list="list232806436411082" text:style-name="WWNum4">
        <text:list-item>
          <text:h text:style-name="P22" text:outline-level="1">High-Level Requirements</text:h>
        </text:list-item>
      </text:list>
      <text:p text:style-name="No_20_Spacing"><text:bookmark text:name="_GoBack"/></text:p>
      <text:p text:style-name="Standard">The new system must include the following:</text:p>
      <text:list xml:id="list1943228942" text:style-name="WWNum2">
        <text:list-item>
          <text:p text:style-name="P23"><text:span text:style-name="T15">A</text:span>ll test code will be written in C/<text:span text:style-name="T5">C++</text:span>.</text:p>
        </text:list-item>
        <text:list-item>
          <text:p text:style-name="P23">No system library modules will be used to compare strings or substrings during the test phase.</text:p>
        </text:list-item>
        <text:list-item>
          <text:p text:style-name="P23">A spreadsheet program similar to <text:span text:style-name="T13">Libre Office Calc </text:span>will be used for data analysis <text:span text:style-name="T13">and chart generation</text:span>.</text:p>
        </text:list-item>
      </text:list>
      <text:list xml:id="list232806677780245" text:continue-list="list232806644459965" text:style-name="WWNum4">
        <text:list-item>
          <text:h text:style-name="P22" text:outline-level="1">Deliverables</text:h>
        </text:list-item>
      </text:list>
      <text:p text:style-name="P3">The project deliverables will be a project report containing <text:span text:style-name="T16">pseudocode of the algoithms used with </text:span>analysis of the output and graphs showing the relationship between the <text:span text:style-name="T14">search string </text:span>buffer size (independent variable) and the time to search. <text:s/><text:span text:style-name="T15">All calculations and <text:s/>analysis will be in the report. <text:s/>Raw data, if not excessive (&gt; 2 pages) will be included as an appendix.</text:span></text:p>
      <text:list xml:id="list232807630814963" text:continue-numbering="true" text:style-name="WWNum4">
        <text:list-item>
          <text:h text:style-name="P22" text:outline-level="1"><text:soft-page-break/>Specific Exclusions from Scope</text:h>
        </text:list-item>
      </text:list>
      <text:p text:style-name="P3">Performance of system libraries provided with the gcc compiler and linker will not be measured.</text:p>
      <text:list xml:id="list232806906662988" text:continue-numbering="true" text:style-name="WWNum4">
        <text:list-item>
          <text:h text:style-name="P22" text:outline-level="1">Implementation Plan</text:h>
        </text:list-item>
      </text:list>
      <text:p text:style-name="P3">The naive buffer <text:span text:style-name="T3">will</text:span> be <text:span text:style-name="T3">tested</text:span> first, followed by Rabin-Karp, followed by Knuth-Morris-Pratt. <text:s/><text:span text:style-name="T12">Each test will be run at least 8 times to ensure sufficient timings are collected. It is intended that the test mechanism be command line driven with the ability to operate unattended. <text:s/>Text output will be collected in a data file for analysis.</text:span></text:p>
      <text:list xml:id="list1590439234" text:style-name="L2">
        <text:list-item>
          <text:p text:style-name="P29">String buffer sizes</text:p>
        </text:list-item>
      </text:list>
      <text:p text:style-name="P10">The string source buffer sizes will begin at 1<text:span text:style-name="T12">GB and decrease to 1</text:span>024 bytes <text:span text:style-name="T12">decrease </text:span>in powers of 2, <text:span text:style-name="T12">if the timings of individual runs indicate that the tests can not be completed in a reasonable amount of time. <text:s/></text:span><text:s/><text:span text:style-name="T6">A base buffer of the maximum size will be created with random printable ASCII characters except the ‘@’ character. <text:s/>The string source buffer will not be altered during the test.</text:span></text:p>
      <text:p text:style-name="P11">The Rabin-Karp algorithm requires the use of an additional buffer to store numeric values from preprocessing. <text:s/>If the string and alternate buffers can not be created, the sizes will be reduced at the start of the test.</text:p>
      <text:p text:style-name="P10">String search buffers will be <text:span text:style-name="T6">reflective of “real world” and be in sizes of the form 2</text:span><text:span text:style-name="T8">n</text:span><text:span text:style-name="T6">-1 with n=1..8. <text:s/>Since a worst case scenario is desired, <text:s/>buffer sizes having odd parity and containing the the ‘@’ as the last character will be used to guarantee no matching. <text:s/>The search string will be reinitialized prior to each test.</text:span></text:p>
      <text:p text:style-name="P11">The search string buffer and temporary buffers created will be returned to the system at the conclusion of each test. <text:s/>The source buffer will be returned at the conclusion of all tests.</text:p>
      <text:list xml:id="list232807251303090" text:continue-numbering="true" text:style-name="L2">
        <text:list-item>
          <text:p text:style-name="P29">Data Presentation</text:p>
        </text:list-item>
      </text:list>
      <text:p text:style-name="P9">Data will be presented in tabular and chart form with the s<text:span text:style-name="T13">earch</text:span> buffer size as the independent variable and the search time as dependent. <text:s/></text:p>
      <text:p text:style-name="P9">Other tables will be added to show estimates of values used to calculate algorithm limits and efficiency. </text:p>
      <text:p text:style-name="P14">Tables and charts containing the theoretical and experimental models for each algorithm will be created. <text:s/>A final summary chart comparing the worst case performance of all values will be created. </text:p>
      <text:list xml:id="list232807082825343" text:continue-numbering="true" text:style-name="L2">
        <text:list-item>
          <text:p text:style-name="P30">Test Execution</text:p>
        </text:list-item>
      </text:list>
      <text:p text:style-name="P12">Test modules will be developed as command line driven and where possible, script driven. Output will be captured to a data file which will be used to provide input to the final results.</text:p>
      <text:list xml:id="list232806880934706" text:continue-numbering="true" text:style-name="L2">
        <text:list-item>
          <text:p text:style-name="P31">Worst Case <text:span text:style-name="T21">Runtime</text:span></text:p>
        </text:list-item>
      </text:list>
      <text:p text:style-name="P20">When determining the Worst Case scenario <text:span text:style-name="T21">runtime</text:span>, there are two considerations. <text:s/>The search buffer (n) and the pattern buffer(m) must be taken into account. <text:s/><text:span text:style-name="T21">Since the search buffer (n) is of the order 10</text:span><text:span text:style-name="T9">9 </text:span><text:span text:style-name="T17"><text:s/>and the pattern buffer (m) is 1024 bytes all algorithms will operate on the order of 10</text:span><text:span text:style-name="T11">18 </text:span><text:span text:style-name="T18">for the Naive matching (with an anticipated time of 10</text:span><text:span text:style-name="T11">18</text:span><text:span text:style-name="T18"> / CPU time)</text:span><text:span text:style-name="T10"> </text:span><text:span text:style-name="T17">. <text:s/></text:span><text:span text:style-name="T18">Others will operate</text:span><text:span text:style-name="T11"> </text:span><text:span text:style-name="T18">on a more linearly related time frame closer to the search buffer size / CPU time.</text:span></text:p>
      <text:p text:style-name="P20"><text:span text:style-name="T18"/></text:p>
      <text:p text:style-name="P20"><text:span text:style-name="T17"><text:s text:c="2"/></text:span><text:span text:style-name="T9"><text:s/></text:span></text:p>
      <text:p text:style-name="P19"><text:soft-page-break/>A review of “Introduction To Algorithms” (2<text:span text:style-name="T7">nd</text:span> Edition) indicates that worst case times may be of the following orders:</text:p>
      <table:table table:name="StringMatchingAlgorithmsAndTheirTimes" table:style-name="StringMatchingAlgorithmsAndTheirTimes">
        <table:table-column table:style-name="StringMatchingAlgorithmsAndTheirTimes.A"/>
        <table:table-column table:style-name="StringMatchingAlgorithmsAndTheirTimes.B"/>
        <table:table-column table:style-name="StringMatchingAlgorithmsAndTheirTimes.C"/>
        <table:table-row>
          <table:table-cell table:style-name="StringMatchingAlgorithmsAndTheirTimes.A1" office:value-type="string">
            <text:p text:style-name="P24">Algorithm</text:p>
          </table:table-cell>
          <table:table-cell table:style-name="StringMatchingAlgorithmsAndTheirTimes.A1" office:value-type="string">
            <text:p text:style-name="P25">Preprocessing</text:p>
          </table:table-cell>
          <table:table-cell table:style-name="StringMatchingAlgorithmsAndTheirTimes.C1" office:value-type="string">
            <text:p text:style-name="P25">Matching Time</text:p>
          </table:table-cell>
        </table:table-row>
        <table:table-row>
          <table:table-cell table:style-name="StringMatchingAlgorithmsAndTheirTimes.A2" office:value-type="string">
            <text:p text:style-name="P26">Naive</text:p>
          </table:table-cell>
          <table:table-cell table:style-name="StringMatchingAlgorithmsAndTheirTimes.A2" office:value-type="string">
            <text:p text:style-name="P25">0</text:p>
          </table:table-cell>
          <table:table-cell table:style-name="StringMatchingAlgorithmsAndTheirTimes.C2" office:value-type="string">
            <text:p text:style-name="P27">O((n-m+1)m)</text:p>
          </table:table-cell>
        </table:table-row>
        <table:table-row>
          <table:table-cell table:style-name="StringMatchingAlgorithmsAndTheirTimes.A2" office:value-type="string">
            <text:p text:style-name="P26">Rabin-Karp</text:p>
          </table:table-cell>
          <table:table-cell table:style-name="StringMatchingAlgorithmsAndTheirTimes.A2" office:value-type="string">
            <text:p text:style-name="P25"><text:span text:style-name="T19">θ</text:span><text:span text:style-name="T20">(m)</text:span></text:p>
          </table:table-cell>
          <table:table-cell table:style-name="StringMatchingAlgorithmsAndTheirTimes.C2" office:value-type="string">
            <text:p text:style-name="P28">O((n-m+1)m)</text:p>
          </table:table-cell>
        </table:table-row>
        <table:table-row>
          <table:table-cell table:style-name="StringMatchingAlgorithmsAndTheirTimes.A2" office:value-type="string">
            <text:p text:style-name="P26">Knuth-Morris-Pratt (KMP)</text:p>
          </table:table-cell>
          <table:table-cell table:style-name="StringMatchingAlgorithmsAndTheirTimes.A2" office:value-type="string">
            <text:p text:style-name="P25"><text:span text:style-name="T19">θ</text:span><text:span text:style-name="T20">(m)</text:span></text:p>
          </table:table-cell>
          <table:table-cell table:style-name="StringMatchingAlgorithmsAndTheirTimes.C2" office:value-type="string">
            <text:p text:style-name="P28"><text:span text:style-name="T19">θ</text:span><text:span text:style-name="T20">(n)</text:span></text:p>
          </table:table-cell>
        </table:table-row>
      </table:table>
      <text:p text:style-name="P19"/>
      <text:list xml:id="list232807329990265" text:continue-numbering="true" text:style-name="L2">
        <text:list-item>
          <text:p text:style-name="P31">Other Potential Considerations</text:p>
        </text:list-item>
      </text:list>
      <text:list xml:id="list1884738923" text:style-name="L3">
        <text:list-item>
          <text:p text:style-name="P15">In addition to the primary test machine, a 166Mhz Pentium-II CPU based Linux machine may be used to collect additional data.</text:p>
        </text:list-item>
        <text:list-item>
          <text:p text:style-name="P16">During development it may be determined that worse case times may be determined by alteration of the contents of the buffer, the buffers for search and pattern matching may be altered as needed. <text:span text:style-name="T22">It anticipated that a worst case matching will require that the search buffer be initialized to one character or character sequence and the pattern buffer match a portion of the buffer.</text:span></text:p>
        </text:list-item>
        <text:list-item>
          <text:p text:style-name="P17">Possible buffer variations <text:span text:style-name="T23">should <text:s/></text:span>occur due to the algorithm used. <text:s/>If different search/pattern buffer contents are used, the new patterns will be used on all algorithms.</text:p>
          <text:list>
            <text:list-item>
              <text:p text:style-name="P18">Naive worst case should be a 2 character pattern buffer with the final character not matching. </text:p>
            </text:list-item>
            <text:list-item>
              <text:p text:style-name="P18">Rabin-Karp converts a range of characters to a numeric value numeric values which adjust the parity may be of concern.</text:p>
            </text:list-item>
            <text:list-item>
              <text:p text:style-name="P18">KMP uses shifts and small mismatches are worst case.</text:p>
            </text:list-item>
          </text:list>
        </text:list-item>
      </text:list>
      <text:p text:style-name="P8"/>
      <text:list xml:id="list232806438386121" text:continue-list="list232806906662988" text:style-name="WWNum4">
        <text:list-item>
          <text:h text:style-name="P22" text:outline-level="1">High-Level <text:span text:style-name="T3">Time line</text:span>/Schedule</text:h>
        </text:list-item>
      </text:list>
      <text:p text:style-name="P3">Coding will begin as soon as practical after approval and all deliverables delivered by 11:59Pm on April 21, 2017. <text:s/><text:span text:style-name="T4">It is anticipated that the bulk of the work will begin after April 2, 2017 with a delay during April 7-9, 2017.</text:span></text:p>
      <text:h text:style-name="Heading_20_1" text:outline-level="1">Approval and Authority to Proceed</text:h>
      <text:p text:style-name="P5">Signature authority is not required. <text:s/>Approval may be given by email.</text:p>
      <text:p text:style-name="P4">We approve the project as described above, and authorize the team to proce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Name</text:p>
          </table:table-cell>
          <table:table-cell table:style-name="Table8.A1" office:value-type="string">
            <text:p text:style-name="P6">Title</text:p>
          </table:table-cell>
          <table:table-cell table:style-name="Table8.A1" office:value-type="string">
            <text:p text:style-name="P6">Date</text:p>
          </table:table-cell>
        </table:table-row>
        <table:table-row table:style-name="Table8.1">
          <table:table-cell table:style-name="Table8.A2" office:value-type="string">
            <text:p text:style-name="P7"/>
          </table:table-cell>
          <table:table-cell table:style-name="Table8.B2" office:value-type="string">
            <text:p text:style-name="P7"/>
          </table:table-cell>
          <table:table-cell table:style-name="Table8.C2" office:value-type="string">
            <text:p text:style-name="P7"/>
          </table:table-cell>
        </table:table-row>
        <table:table-row table:style-name="Table8.1">
          <table:table-cell table:style-name="Table8.A3" office:value-type="string">
            <text:p text:style-name="P7"/>
          </table:table-cell>
          <table:table-cell table:style-name="Table8.B3" office:value-type="string">
            <text:p text:style-name="P7"/>
          </table:table-cell>
          <table:table-cell table:style-name="Table8.C3" office:value-type="string">
            <text:p text:style-name="P7"/>
          </table:table-cell>
        </table:table-row>
        <table:table-row table:style-name="Table8.1">
          <table:table-cell table:style-name="Table8.A4" office:value-type="string">
            <text:p text:style-name="P7"/>
          </table:table-cell>
          <table:table-cell table:style-name="Table8.B4" office:value-type="string">
            <text:p text:style-name="P7"/>
          </table:table-cell>
          <table:table-cell table:style-name="Table8.C4" office:value-type="string">
            <text:p text:style-name="P7"/>
          </table:table-cell>
        </table:table-row>
      </table:table>
      <text:p text:style-name="Standard"><text:soft-page-break/></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office:value-type="string">
            <text:p text:style-name="No_20_Spacing"/>
          </table:table-cell>
          <table:table-cell table:style-name="Table9.A1" office:value-type="string">
            <text:p text:style-name="No_20_Spacing"/>
          </table:table-cell>
          <table:table-cell table:style-name="Table9.C1" office:value-type="string">
            <text:p text:style-name="No_20_Spacing"/>
          </table:table-cell>
          <table:table-cell table:style-name="Table9.A1" office:value-type="string">
            <text:p text:style-name="No_20_Spacing"/>
          </table:table-cell>
          <table:table-cell table:style-name="Table9.C1" office:value-type="string">
            <text:p text:style-name="No_20_Spacing"/>
          </table:table-cell>
          <table:table-cell table:style-name="Table9.A1" office:value-type="string">
            <text:p text:style-name="No_20_Spacing"/>
          </table:table-cell>
          <table:table-cell table:style-name="Table9.A1" office:value-type="string">
            <text:p text:style-name="No_20_Spacing"/>
          </table:table-cell>
          <table:table-cell table:style-name="Table9.C1" office:value-type="string">
            <text:p text:style-name="No_20_Spacing"/>
          </table:table-cell>
          <table:table-cell table:style-name="Table9.A1" office:value-type="string">
            <text:p text:style-name="No_20_Spacing"/>
          </table:table-cell>
        </table:table-row>
        <table:table-row table:style-name="Table9.2">
          <table:table-cell table:style-name="Table9.A2" office:value-type="string">
            <text:p text:style-name="Standard">Approved By</text:p>
          </table:table-cell>
          <table:table-cell table:style-name="Table9.B2" office:value-type="string">
            <text:p text:style-name="Standard"/>
          </table:table-cell>
          <table:table-cell table:style-name="Table9.C2" office:value-type="string">
            <text:p text:style-name="Standard"/>
          </table:table-cell>
          <table:table-cell table:style-name="Table9.D2" office:value-type="string">
            <text:p text:style-name="Standard">Date</text:p>
          </table:table-cell>
          <table:table-cell table:style-name="Table9.E2" office:value-type="string">
            <text:p text:style-name="Standard"/>
          </table:table-cell>
          <table:table-cell table:style-name="Table9.F2" office:value-type="string">
            <text:p text:style-name="Standard">Approved By</text:p>
          </table:table-cell>
          <table:table-cell table:style-name="Table9.G2" office:value-type="string">
            <text:p text:style-name="Standard"/>
          </table:table-cell>
          <table:table-cell table:style-name="Table9.H2" office:value-type="string">
            <text:p text:style-name="Standard"/>
          </table:table-cell>
          <table:table-cell table:style-name="Table9.I2" office:value-type="string">
            <text:p text:style-name="Standard">Da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1" svg:font-family="'Noto Sans'" style:font-family-generic="swiss"/>
    <style:font-face style:name="Noto Sans CJK JP Regular" svg:font-family="'Noto Sans CJK JP Regular'" style:font-family-generic="swiss"/>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404040" style:font-name="Arial" fo:font-size="9pt" fo:language="en" fo:country="US" style:letter-kerning="true" style:font-name-asian="Arial1" style:font-size-asian="9pt" style:language-asian="ja" style:country-asian="JP"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404040" style:font-name="Arial" fo:font-size="9pt" fo:language="en" fo:country="US" style:letter-kerning="true" style:font-name-asian="Arial1" style:font-size-asian="9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252in"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1665in" loext:contextual-spacing="false"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1" style:class="text">
      <style:paragraph-properties fo:margin-top="0.25in" fo:margin-bottom="0.0835in" loext:contextual-spacing="false" fo:line-height="100%" fo:keep-together="always" fo:keep-with-next="always"/>
      <style:text-properties fo:color="#5b9bd5" fo:font-size="12pt" fo:font-weight="bold" style:font-size-asian="12pt"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false" fo:line-height="0.2917in" style:border-line-width-left="0.0311in 0.0311in 0.0311in" fo:padding-left="0.0555in" fo:padding-right="0in" fo:padding-top="0in" fo:padding-bottom="0in" fo:border-left="6.75pt double #1f4e79" fo:border-right="none" fo:border-top="none" fo:border-bottom="none"/>
      <style:text-properties fo:text-transform="uppercase" fo:color="#1f4e79" style:font-name="Arial Black" fo:font-family="'Arial Black'" style:font-family-generic="roman" style:font-pitch="variable" fo:font-size="19pt" style:letter-kerning="true" style:font-name-asian="Arial1" style:font-family-asian="Arial" style:font-family-generic-asian="system" style:font-pitch-asian="variable" style:font-size-asian="19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paragraph-properties fo:margin-top="0.0555in" fo:margin-bottom="0in" loext:contextual-spacing="false" fo:line-height="0.1945in" style:border-line-width-left="0.0311in 0.0311in 0.0311in" fo:padding-left="0.0555in" fo:padding-right="0in" fo:padding-top="0in" fo:padding-bottom="0in" fo:border-left="6.75pt double #1f4e79" fo:border-right="none" fo:border-top="none" fo:border-bottom="none"/>
      <style:text-properties fo:color="#5b9bd5" fo:font-size="12pt" fo:font-weight="bold" style:font-size-asian="12pt" style:font-weight-asian="bold" style:font-weight-complex="bold"/>
    </style:style>
    <style:style style:name="Tip_20_Text" style:display-name="Tip Text" style:family="paragraph" style:parent-style-name="Standard" style:default-outline-level="">
      <style:paragraph-properties fo:margin-left="0in" fo:margin-right="0.4in" fo:margin-top="0in" fo:margin-bottom="0.111in" loext:contextual-spacing="false" fo:line-height="110%" fo:text-indent="0in" style:auto-text-indent="false"/>
      <style:text-properties fo:color="#7f7f7f" fo:font-size="8pt" fo:font-style="italic" style:font-size-asian="8pt" style:font-style-asian="italic"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Bullet" style:display-name="List Bullet" style:family="paragraph" style:parent-style-name="Standard" style:default-outline-level="">
      <style:paragraph-properties fo:margin-top="0in" fo:margin-bottom="0.0417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139in" fo:margin-bottom="0in" loext:contextual-spacing="true" fo:line-height="100%" fo:text-align="end" style:justify-single-word="false"/>
      <style:text-properties fo:color="#1f4e79" style:font-name="Arial Black" fo:font-family="'Arial Black'" style:font-family-generic="roman" style:font-pitch="variable" fo:font-size="10pt" style:font-name-asian="Arial1" style:font-family-asian="Arial" style:font-family-generic-asian="system" style:font-pitch-asian="variable" style:font-size-asian="10pt" style:font-name-complex="DejaVu Sans" style:font-family-complex="'DejaVu Sans'" style:font-family-generic-complex="system" style:font-pitch-complex="variable"/>
    </style:style>
    <style:style style:name="footnote_20_text" style:display-name="footnote text" style:family="paragraph" style:parent-style-name="Standard" style:default-outline-level="">
      <style:paragraph-properties fo:margin-top="0.0972in" fo:margin-bottom="0in" loext:contextual-spacing="false" fo:line-height="100%"/>
      <style:text-properties fo:font-size="7pt" fo:font-style="italic" style:font-size-asian="7pt" style:font-style-asian="italic"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Default_20_Paragraph_20_Font" style:display-name="Default Paragraph Font" style:family="text"/>
    <style:style style:name="Title_20_Char" style:display-name="Title Char" style:family="text" style:parent-style-name="Default_20_Paragraph_20_Font">
      <style:text-properties fo:text-transform="uppercase" fo:color="#1f4e79" style:font-name="Arial Black" fo:font-family="'Arial Black'" style:font-family-generic="roman" style:font-pitch="variable" fo:font-size="19pt" style:letter-kerning="true" style:font-name-asian="Arial1" style:font-family-asian="Arial" style:font-family-generic-asian="system" style:font-pitch-asian="variable" style:font-size-asian="19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color="#5b9bd5" fo:font-size="12pt" fo:font-weight="bold" style:font-size-asian="12pt" style:font-weight-asian="bold" style:font-weight-complex="bold"/>
    </style:style>
    <style:style style:name="Heading_20_1_20_Char" style:display-name="Heading 1 Ch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5b9bd5" fo:font-size="12pt"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color="#1f4e79" style:font-name="Arial Black" fo:font-family="'Arial Black'" style:font-family-generic="roman" style:font-pitch="variable" fo:font-size="10pt" style:font-name-asian="Arial1" style:font-family-asian="Arial" style:font-family-generic-asian="system" style:font-pitch-asian="variable" style:font-size-asian="10pt"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7pt" fo:font-style="italic" style:font-size-asian="7pt" style:font-style-asian="italic" style:font-style-complex="italic"/>
    </style:style>
    <style:style style:name="ListLabel_20_1" style:display-name="ListLabel 1" style:family="text">
      <style:text-properties fo:color="#5b9bd5"/>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5b9bd5"/>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25in" fo:text-indent="-0.2in" fo:margin-left="0.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in" fo:margin-left="0.3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color="#000000" fo:font-size="18pt"/>
    </style:style>
    <style:style style:name="M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1252in" fo:margin-right="0.1291in" fo:margin-top="0in" fo:margin-bottom="0.0126in" style:run-through="background" style:wrap="run-through" style:number-wrapped-paragraphs="no-limit" style:vertical-pos="from-top" style:vertical-rel="paragraph" style:horizontal-pos="right" style:horizontal-rel="page-start-margin" draw:wrap-influence-on-position="once-concurrent" style:flow-with-text="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draw:custom-shape text:anchor-type="paragraph" draw:z-index="3" draw:name="Text Box 22" draw:style-name="Mgr1" draw:text-style-name="MP1" svg:width="0.3713in" svg:height="0.4449in" svg:x="0.4992in" svg:y="0in"><text:p text:style-name="Footer"><text:page-number text:select-page="current">1</text:page-number></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Foley</meta:initial-creator>
    <meta:editing-cycles>12</meta:editing-cycles>
    <meta:creation-date>2017-03-21T20:14:00</meta:creation-date>
    <dc:date>2017-03-30T23:25:12.628511807</dc:date>
    <meta:editing-duration>PT2H55M33S</meta:editing-duration>
    <meta:generator>LibreOffice/5.3.0.3$Linux_X86_64 LibreOffice_project/30m0$Build-3</meta:generator>
    <meta:document-statistic meta:table-count="3" meta:image-count="0" meta:object-count="0" meta:page-count="4" meta:paragraph-count="71" meta:word-count="1061" meta:character-count="6352" meta:non-whitespace-character-count="53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9278139991</meta:user-defined>
    <meta:template xlink:type="simple" xlink:actuate="onRequest" xlink:title="Project scope report (Business Blue design).dotx" xlink:href=""/>
  </office:meta>
</office:document-meta>
</file>